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85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3.256cm"/>
    </style:style>
    <style:style style:name="co6" style:family="table-column">
      <style:table-column-properties fo:break-before="auto" style:column-width="5.1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/>
    <style:style style:name="ce36" style:family="table-cell" style:parent-style-name="Default">
      <style:table-cell-properties fo:background-color="#a6a6a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a6a6a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 style:vertical-align="middle">
        <loext:background-complex-color loext:theme-type="dark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74pt solid #000000" fo:background-color="#a6a6a6" fo:border-left="none" fo:border-right="none" fo:border-top="0.74pt solid #000000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order-bottom="0.74pt solid #000000" fo:background-color="#a6a6a6" fo:border-left="none" fo:border-right="0.74pt solid #000000" fo:border-top="0.74pt solid #000000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 style:vertical-align="middl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ackground-color="#d9d9d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 style:vertical-align="middl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d9d9d9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a6a6a6" fo:border-left="0.74pt solid #000000" fo:border-right="none" fo:border-top="0.74pt solid #000000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a6a6a6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#a6a6a6" fo:border-left="0.74pt solid #000000" fo:border-right="none" fo:border-top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74pt solid #000000" fo:background-color="#a6a6a6" fo:border-left="none" fo:border-right="0.74pt solid #000000" fo:border-top="0.74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e9706d" style:text-align-source="fix" style:repeat-content="false" fo:border="0.74pt solid #000000" style:vertical-align="middle">
        <loext:background-complex-color loext:theme-type="accent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ackground-color="#ffff00" style:text-align-source="fix" style:repeat-content="false" fo:border="0.74pt solid #000000" style:vertical-align="middle">
        <loext:background-complex-color loext:theme-type="dark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ackground-color="#4efb34" style:text-align-source="fix" style:repeat-content="false" fo:border="0.74pt solid #000000" style:vertical-align="middle">
        <loext:background-complex-color loext:theme-type="light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ackground-color="#a6a6a6" fo:border="0.74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order-bottom="0.74pt solid #000000" fo:background-color="#e9706d" style:text-align-source="fix" style:repeat-content="false" fo:border-left="0.74pt solid #000000" fo:border-right="none" fo:border-top="0.74pt solid #000000">
        <loext:background-complex-color loext:theme-type="hyperlink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>
        <loext:background-complex-color loext:theme-type="accent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ackground-color="#4efb34" style:text-align-source="fix" style:repeat-content="false" fo:border-left="0.74pt solid #000000" fo:border-right="none" fo:border-top="0.74pt solid #000000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4efb34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74pt solid #000000" fo:background-color="#e9706d" fo:border-left="none" fo:border-right="0.74pt solid #000000" fo:border-top="0.74pt solid #000000">
        <loext:background-complex-color loext:theme-type="hyperlink" loext:color-type="theme">
          <loext:transformation loext:type="lummod" loext:value="6000"/>
          <loext:transformation loext:type="lumoff" loext:value="4000"/>
        </loext:background-complex-color>
      </style:table-cell-properties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order-bottom="0.74pt solid #000000" fo:background-color="#ffff00" fo:border-left="none" fo:border-right="0.74pt solid #000000" fo:border-top="0.74pt solid #000000">
        <loext:background-complex-color loext:theme-type="accent1" loext:color-type="theme">
          <loext:transformation loext:type="lumoff" loext:value="0"/>
        </loext:background-complex-color>
      </style:table-cell-properties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74pt solid #000000" fo:background-color="#ffff00" fo:border-left="none" fo:border-right="0.74pt solid #000000" fo:border-top="0.74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ackground-color="#4efb34" fo:border-left="none" fo:border-right="0.74pt solid #000000" fo:border-top="0.74pt solid #000000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4efb34" fo:border="0.74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a6a6a6" style:text-align-source="fix" style:repeat-content="false" fo:border="0.74pt solid #000000" style:vertical-align="middl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74" style:family="table-cell" style:parent-style-name="Default">
      <style:text-properties style:use-window-font-color="true" fo:font-weight="normal" style:font-weight-asian="normal" style:font-weight-complex="normal"/>
    </style:style>
    <style:style style:name="ce75" style:family="table-cell" style:parent-style-name="Default">
      <style:table-cell-properties fo:background-color="#e9706d"/>
    </style:style>
    <style:style style:name="ce76" style:family="table-cell" style:parent-style-name="Default">
      <style:table-cell-properties fo:background-color="#a6a6a6" style:text-align-source="fix" style:repeat-content="false" fo:border="0.74pt solid #000000" style:vertical-align="middl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fo:background-color="#a6a6a6" style:text-align-source="fix" style:repeat-content="false" fo:border="0.74pt solid #000000" style:vertical-align="middle">
        <loext:background-complex-color loext:theme-type="accent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a6a6a6" fo:border="0.74pt solid #000000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81d41a"/>
    </style:style>
    <style:style style:name="ce8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85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4efb34" style:text-align-source="fix" style:repeat-content="false" fo:border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efb34" fo:font-weight="bold" style:font-weight-asian="bold" style:font-weight-complex="bold"/>
    </style:style>
    <style:style style:name="ce9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81d41a" fo:font-weight="normal" style:font-weight-asian="normal" style:font-weight-complex="normal"/>
    </style:style>
    <style:style style:name="ce91" style:family="table-cell" style:parent-style-name="Default">
      <style:table-cell-properties fo:background-color="#4efb34" style:text-align-source="fix" style:repeat-content="false" fo:border="0.74pt solid #000000" style:vertical-align="middle">
        <loext:background-complex-color loext:theme-type="accent1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93" style:family="table-cell" style:parent-style-name="Default">
      <style:table-cell-properties fo:background-color="#ffff00">
        <loext:background-complex-color loext:theme-type="accent2" loext:color-type="theme">
          <loext:transformation loext:type="lumoff" loext:value="0"/>
        </loext:background-complex-color>
      </style:table-cell-properties>
    </style:style>
    <style:style style:name="ce94" style:family="table-cell" style:parent-style-name="Default">
      <style:table-cell-properties fo:background-color="transparent" fo:border="0.74pt solid #000000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6" style:family="table-cell" style:parent-style-name="Default">
      <style:table-cell-properties fo:background-color="#e9706d" style:text-align-source="fix" style:repeat-content="false" fo:border="0.74pt solid #000000" style:vertical-align="middle"/>
      <style:paragraph-properties fo:text-align="center" fo:margin-left="0cm"/>
    </style:style>
    <style:style style:name="ce97" style:family="table-cell" style:parent-style-name="Default">
      <style:table-cell-properties fo:background-color="#4efb34" style:text-align-source="fix" style:repeat-content="false" fo:border="0.74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ackground-color="#e9706d" style:text-align-source="fix" style:repeat-content="false" fo:border="0.74pt solid #000000" style:vertical-align="middle">
        <loext:background-complex-color loext:theme-type="accent6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</style:style>
    <style:style style:name="ce99" style:family="table-cell" style:parent-style-name="Default">
      <style:table-cell-properties fo:background-color="#4efb34" style:text-align-source="fix" style:repeat-content="false" fo:border="0.74pt solid #000000" style:vertical-align="middle"/>
      <style:paragraph-properties fo:text-align="center" fo:margin-left="0cm"/>
      <style:text-properties fo:color="#e9706d">
        <loext:char-complex-color loext:theme-type="accent6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ce100" style:family="table-cell" style:parent-style-name="Default">
      <style:table-cell-properties fo:background-color="#4efb34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</style:style>
    <style:style style:name="ce1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1.976cm" loext:decorative="false"/>
      <style:paragraph-properties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VAN" table:style-name="ta1">
        <table:table-column table:style-name="co1" table:number-columns-repeated="10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4"/>
          <table:table-cell table:style-name="ce36" office:value-type="string" calcext:value-type="string" table:number-columns-spanned="4" table:number-rows-spanned="1">
            <text:p>VAN 1</text:p>
          </table:table-cell>
          <table:covered-table-cell table:number-columns-repeated="3" table:style-name="ce3"/>
          <table:table-cell table:style-name="ce7" office:value-type="float" office:value="9000" calcext:value-type="float">
            <text:p>9000</text:p>
          </table:table-cell>
          <table:table-cell table:style-name="ce9" office:value-type="string" calcext:value-type="string">
            <text:p>€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Año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Flujos</text:p>
          </table:table-cell>
          <table:table-cell table:number-columns-repeated="2" table:style-name="ce4" office:value-type="float" office:value="3500" calcext:value-type="float">
            <text:p>3500</text:p>
          </table:table-cell>
          <table:table-cell table:style-name="ce4" table:formula="of:=2900+550"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Interés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Cálculos</text:p>
          </table:table-cell>
          <table:table-cell table:style-name="ce4" table:formula="of:=[.F9]/(1+([.F10]/100))" office:value-type="float" office:value="3398.05825242718" calcext:value-type="float">
            <text:p>3398,05825242718</text:p>
          </table:table-cell>
          <table:table-cell table:style-name="ce4" table:formula="of:=[.G9]/((1+([.F10]/100))*(1+([.G10]/100)))" office:value-type="float" office:value="3299.08568196814" calcext:value-type="float">
            <text:p>3299,08568196814</text:p>
          </table:table-cell>
          <table:table-cell table:style-name="ce4" table:formula="of:=[.H9]/((1+([.F10]/100))*(1+([.G10]/100))*(1+([.H10]/100)))" office:value-type="float" office:value="3157.2387247684" calcext:value-type="float">
            <text:p>3157,2387247684</text:p>
          </table:table-cell>
          <table:table-cell table:style-name="ce8" table:formula="of:=-[.I7]+SUM([.F11:.H11])" office:value-type="float" office:value="854.382659163724" calcext:value-type="float">
            <text:p>854,382659163724</text:p>
          </table:table-cell>
          <table:table-cell table:style-name="ce10" office:value-type="string" calcext:value-type="string">
            <text:p>Total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style-name="ce36" office:value-type="string" calcext:value-type="string" table:number-columns-spanned="4" table:number-rows-spanned="1">
            <text:p>VAN 2</text:p>
          </table:table-cell>
          <table:covered-table-cell table:number-columns-repeated="3" table:style-name="ce3"/>
          <table:table-cell table:style-name="ce7" office:value-type="float" office:value="10500" calcext:value-type="float">
            <text:p>10500</text:p>
          </table:table-cell>
          <table:table-cell table:style-name="ce9" office:value-type="string" calcext:value-type="string">
            <text:p>€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Año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Flujos</text:p>
          </table:table-cell>
          <table:table-cell table:style-name="ce4" office:value-type="float" office:value="4850" calcext:value-type="float">
            <text:p>4850</text:p>
          </table:table-cell>
          <table:table-cell table:style-name="ce4" office:value-type="float" office:value="3400" calcext:value-type="float">
            <text:p>3400</text:p>
          </table:table-cell>
          <table:table-cell table:style-name="ce4" table:formula="of:=3400+300" office:value-type="float" office:value="3700" calcext:value-type="float">
            <text:p>37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Interés</text:p>
          </table:table-cell>
          <table:table-cell table:number-columns-repeated="3" table:style-name="ce4" office:value-type="float" office:value="4.5" calcext:value-type="float">
            <text:p>4,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Cálculos</text:p>
          </table:table-cell>
          <table:table-cell table:style-name="ce4" table:formula="of:=[.F17]/(1+([.F18]/100))" office:value-type="float" office:value="4641.14832535885" calcext:value-type="float">
            <text:p>4641,14832535885</text:p>
          </table:table-cell>
          <table:table-cell table:style-name="ce4" table:formula="of:=[.G17]/((1+([.F18]/100))*(1+([.G18]/100)))" office:value-type="float" office:value="3113.48183420709" calcext:value-type="float">
            <text:p>3113,48183420709</text:p>
          </table:table-cell>
          <table:table-cell table:style-name="ce4" table:formula="of:=[.H17]/((1+([.F18]/100))*(1+([.G18]/100))*(1+([.H18]/100)))" office:value-type="float" office:value="3242.29743500316" calcext:value-type="float">
            <text:p>3242,29743500316</text:p>
          </table:table-cell>
          <table:table-cell table:style-name="ce8" table:formula="of:=-[.I15]+SUM([.F19:.H19])" office:value-type="float" office:value="496.92759456911" calcext:value-type="float">
            <text:p>496,92759456911</text:p>
          </table:table-cell>
          <table:table-cell table:style-name="ce10" office:value-type="string" calcext:value-type="string">
            <text:p>Total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4"/>
          <table:table-cell table:style-name="ce2" office:value-type="string" calcext:value-type="string">
            <text:p>Rentable</text:p>
          </table:table-cell>
          <table:table-cell table:style-name="ce2" table:formula="of:=IF([.I11]&gt;[.I19];&quot;VAN 1&quot;;IF([.I19]&gt;[.I11];&quot;VAN 2&quot;; &quot;Ambas son Rentables&quot;))" office:value-type="string" office:string-value="VAN 1" calcext:value-type="string">
            <text:p>VAN 1</text:p>
          </table:table-cell>
          <table:table-cell table:style-name="ce5" table:formula="of:=IF([.F23]=&quot;VAN 1&quot;;[.I7];[.I15])" office:value-type="float" office:value="9000" calcext:value-type="float">
            <text:p>9000</text:p>
          </table:table-cell>
          <table:table-cell table:style-name="ce6" office:value-type="string" calcext:value-type="string">
            <text:p>€</text:p>
          </table:table-cell>
          <table:table-cell table:number-columns-repeated="2"/>
        </table:table-row>
      </table:table>
      <table:table table:name="Préstamo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row table:style-name="ro1" table:number-rows-repeated="5">
          <table:table-cell table:number-columns-repeated="10"/>
        </table:table-row>
        <table:table-row table:style-name="ro2">
          <table:table-cell table:number-columns-repeated="4"/>
          <table:table-cell table:style-name="ce11" office:value-type="string" calcext:value-type="string">
            <text:p>Capital</text:p>
          </table:table-cell>
          <table:table-cell table:style-name="ce11" table:formula="of:=[$VAN.G23]" office:value-type="float" office:value="9000" calcext:value-type="float">
            <text:p>9000</text:p>
          </table:table-cell>
          <table:table-cell table:style-name="ce6" office:value-type="string" calcext:value-type="string">
            <text:p>€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style-name="ce12" office:value-type="string" calcext:value-type="string">
            <text:p>Año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2" office:value-type="string" calcext:value-type="string">
            <text:p>Numerador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2" office:value-type="string" calcext:value-type="string">
            <text:p>Interés</text:p>
          </table:table-cell>
          <table:table-cell table:style-name="ce14" table:formula="of:=3.5/100" office:value-type="float" office:value="0.035" calcext:value-type="float">
            <text:p>0,035</text:p>
          </table:table-cell>
          <table:table-cell table:style-name="ce14" table:formula="of:=[.F11]" office:value-type="float" office:value="0.035" calcext:value-type="float">
            <text:p>0,035</text:p>
          </table:table-cell>
          <table:table-cell table:style-name="ce14" table:formula="of:=[.G11]" office:value-type="float" office:value="0.035" calcext:value-type="float">
            <text:p>0,03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2" office:value-type="string" calcext:value-type="string">
            <text:p>Denominador</text:p>
          </table:table-cell>
          <table:table-cell table:style-name="ce14" table:formula="of:=1+[.F11]" office:value-type="float" office:value="1.035" calcext:value-type="float">
            <text:p>1,035</text:p>
          </table:table-cell>
          <table:table-cell table:style-name="ce14" table:formula="of:=1+[.G11]" office:value-type="float" office:value="1.035" calcext:value-type="float">
            <text:p>1,035</text:p>
          </table:table-cell>
          <table:table-cell table:style-name="ce14" table:formula="of:=1+[.H11]" office:value-type="float" office:value="1.035" calcext:value-type="float">
            <text:p>1,03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2" office:value-type="string" calcext:value-type="string">
            <text:p>Cálculo Denominador</text:p>
          </table:table-cell>
          <table:table-cell table:style-name="ce14" table:formula="of:=[.F12]" office:value-type="float" office:value="1.035" calcext:value-type="float">
            <text:p>1,035</text:p>
          </table:table-cell>
          <table:table-cell table:style-name="ce14" table:formula="of:=[.G12]*[.F13]" office:value-type="float" office:value="1.071225" calcext:value-type="float">
            <text:p>1,071225</text:p>
          </table:table-cell>
          <table:table-cell table:style-name="ce14" table:formula="of:=[.H12]*[.G13]" office:value-type="float" office:value="1.108717875" calcext:value-type="float">
            <text:p>1,10871787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2" office:value-type="string" calcext:value-type="string">
            <text:p>Total</text:p>
          </table:table-cell>
          <table:table-cell table:style-name="ce14" table:formula="of:=[.F10]/[.F13]" office:value-type="float" office:value="0.966183574879227" calcext:value-type="float">
            <text:p>0,966183574879227</text:p>
          </table:table-cell>
          <table:table-cell table:style-name="ce14" table:formula="of:=[.G10]/[.G13]" office:value-type="float" office:value="0.933510700366403" calcext:value-type="float">
            <text:p>0,933510700366403</text:p>
          </table:table-cell>
          <table:table-cell table:style-name="ce14" table:formula="of:=[.H10]/[.H13]" office:value-type="float" office:value="0.901942705668022" calcext:value-type="float">
            <text:p>0,901942705668022</text:p>
          </table:table-cell>
          <table:table-cell table:style-name="ce13" table:formula="of:=SUM([.F14:.H14])" office:value-type="float" office:value="2.80163698091365" calcext:value-type="float">
            <text:p>2,80163698091365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3" office:value-type="string" calcext:value-type="string">
            <text:p>Anualidad</text:p>
          </table:table-cell>
          <table:table-cell table:style-name="ce15" table:formula="of:=[.F6]/[.I14]" office:value-type="float" office:value="3212.40762501107" calcext:value-type="float">
            <text:p>3212,40762501107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style-name="ce36" office:value-type="string" calcext:value-type="string">
            <text:p>Años</text:p>
          </table:table-cell>
          <table:table-cell table:style-name="ce36" office:value-type="string" calcext:value-type="string">
            <text:p>Anualidad</text:p>
          </table:table-cell>
          <table:table-cell table:style-name="ce36" office:value-type="string" calcext:value-type="string">
            <text:p>Interés (%)</text:p>
          </table:table-cell>
          <table:table-cell table:style-name="ce36" office:value-type="string" calcext:value-type="string">
            <text:p>Interés (€)</text:p>
          </table:table-cell>
          <table:table-cell table:style-name="ce36" office:value-type="string" calcext:value-type="string">
            <text:p>Capital devuelto</text:p>
          </table:table-cell>
          <table:table-cell table:style-name="ce36" office:value-type="string" calcext:value-type="string">
            <text:p>Capital Pendiente</text:p>
          </table:table-cell>
        </table:table-row>
        <table:table-row table:style-name="ro1">
          <table:table-cell table:number-columns-repeated="4"/>
          <table:table-cell table:style-name="ce14" office:value-type="float" office:value="0" calcext:value-type="float">
            <text:p>0</text:p>
          </table:table-cell>
          <table:table-cell table:style-name="ce14" table:formula="of:=[.$F$16]" office:value-type="float" office:value="3212.40762501107" calcext:value-type="float">
            <text:p>3212,40762501107</text:p>
          </table:table-cell>
          <table:table-cell table:style-name="ce14" table:number-columns-repeated="3"/>
          <table:table-cell table:style-name="ce14" table:formula="of:=[.$F$6]" office:value-type="float" office:value="9000" calcext:value-type="float">
            <text:p>9000</text:p>
          </table:table-cell>
        </table:table-row>
        <table:table-row table:style-name="ro1">
          <table:table-cell table:number-columns-repeated="4"/>
          <table:table-cell table:style-name="ce14" office:value-type="float" office:value="1" calcext:value-type="float">
            <text:p>1</text:p>
          </table:table-cell>
          <table:table-cell table:style-name="ce14" table:formula="of:=[.$F$16]" office:value-type="float" office:value="3212.40762501107" calcext:value-type="float">
            <text:p>3212,40762501107</text:p>
          </table:table-cell>
          <table:table-cell table:style-name="ce14" table:formula="of:=[.$F$11]" office:value-type="float" office:value="0.035" calcext:value-type="float">
            <text:p>0,035</text:p>
          </table:table-cell>
          <table:table-cell table:style-name="ce14" table:formula="of:=[.J21]*[.G22]" office:value-type="float" office:value="315" calcext:value-type="float">
            <text:p>315</text:p>
          </table:table-cell>
          <table:table-cell table:style-name="ce14" table:formula="of:=[.F22]-[.H22]" office:value-type="float" office:value="2897.40762501107" calcext:value-type="float">
            <text:p>2897,40762501107</text:p>
          </table:table-cell>
          <table:table-cell table:style-name="ce14" table:formula="of:=[.J21]-[.I22]" office:value-type="float" office:value="6102.59237498893" calcext:value-type="float">
            <text:p>6102,59237498893</text:p>
          </table:table-cell>
        </table:table-row>
        <table:table-row table:style-name="ro1">
          <table:table-cell table:number-columns-repeated="4"/>
          <table:table-cell table:style-name="ce14" office:value-type="float" office:value="2" calcext:value-type="float">
            <text:p>2</text:p>
          </table:table-cell>
          <table:table-cell table:style-name="ce14" table:formula="of:=[.$F$16]" office:value-type="float" office:value="3212.40762501107" calcext:value-type="float">
            <text:p>3212,40762501107</text:p>
          </table:table-cell>
          <table:table-cell table:style-name="ce14" table:formula="of:=[.$G$11]" office:value-type="float" office:value="0.035" calcext:value-type="float">
            <text:p>0,035</text:p>
          </table:table-cell>
          <table:table-cell table:style-name="ce14" table:formula="of:=[.J22]*[.G23]" office:value-type="float" office:value="213.590733124613" calcext:value-type="float">
            <text:p>213,590733124613</text:p>
          </table:table-cell>
          <table:table-cell table:style-name="ce14" table:formula="of:=[.F23]-[.H23]" office:value-type="float" office:value="2998.81689188645" calcext:value-type="float">
            <text:p>2998,81689188645</text:p>
          </table:table-cell>
          <table:table-cell table:style-name="ce14" table:formula="of:=[.J22]-[.I23]" office:value-type="float" office:value="3103.77548310248" calcext:value-type="float">
            <text:p>3103,77548310248</text:p>
          </table:table-cell>
        </table:table-row>
        <table:table-row table:style-name="ro1">
          <table:table-cell table:number-columns-repeated="4"/>
          <table:table-cell table:style-name="ce14" office:value-type="float" office:value="3" calcext:value-type="float">
            <text:p>3</text:p>
          </table:table-cell>
          <table:table-cell table:style-name="ce14" table:formula="of:=[.$F$16]" office:value-type="float" office:value="3212.40762501107" calcext:value-type="float">
            <text:p>3212,40762501107</text:p>
          </table:table-cell>
          <table:table-cell table:style-name="ce14" table:formula="of:=[.$H$11]" office:value-type="float" office:value="0.035" calcext:value-type="float">
            <text:p>0,035</text:p>
          </table:table-cell>
          <table:table-cell table:style-name="ce14" table:formula="of:=[.J23]*[.G24]" office:value-type="float" office:value="108.632141908587" calcext:value-type="float">
            <text:p>108,632141908587</text:p>
          </table:table-cell>
          <table:table-cell table:style-name="ce14" table:formula="of:=[.F24]-[.H24]" office:value-type="float" office:value="3103.77548310248" calcext:value-type="float">
            <text:p>3103,77548310248</text:p>
          </table:table-cell>
          <table:table-cell table:style-name="ce14" table:formula="of:=[.J23]-[.I24]" office:value-type="float" office:value="0" calcext:value-type="float">
            <text:p>0</text:p>
          </table:table-cell>
        </table:table-row>
      </table:table>
      <table:table table:name="Inventario" table:style-name="ta1">
        <table:table-column table:style-name="co1" table:number-columns-repeated="5" table:default-cell-style-name="Default"/>
        <table:table-column table:style-name="co1" table:default-cell-style-name="ce19"/>
        <table:table-column table:style-name="co1" table:number-columns-repeated="5" table:default-cell-style-name="ce20"/>
        <table:table-column table:style-name="co4" table:default-cell-style-name="ce20"/>
        <table:table-column table:style-name="co1" table:number-columns-repeated="2" table:default-cell-style-name="ce20"/>
        <table:table-column table:style-name="co5" table:number-columns-repeated="2" table:default-cell-style-name="ce20"/>
        <table:table-column table:style-name="co1" table:default-cell-style-name="Default"/>
        <table:table-row table:style-name="ro1" table:number-rows-repeated="5">
          <table:table-cell table:number-columns-repeated="5"/>
          <table:table-cell table:style-name="Default" table:number-columns-repeated="11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36" office:value-type="string" calcext:value-type="string" table:number-columns-spanned="3" table:number-rows-spanned="1">
            <text:p>Entradas</text:p>
          </table:table-cell>
          <table:covered-table-cell table:number-columns-repeated="2" table:style-name="ce21"/>
          <table:table-cell table:style-name="ce36" office:value-type="string" calcext:value-type="string" table:number-columns-spanned="3" table:number-rows-spanned="1">
            <text:p>Salidas</text:p>
          </table:table-cell>
          <table:covered-table-cell table:number-columns-repeated="2" table:style-name="ce21"/>
          <table:table-cell table:style-name="ce36" office:value-type="string" calcext:value-type="string" table:number-columns-spanned="3" table:number-rows-spanned="1">
            <text:p>Almacén</text:p>
          </table:table-cell>
          <table:covered-table-cell table:number-columns-repeated="2" table:style-name="ce21"/>
          <table:table-cell/>
        </table:table-row>
        <table:table-row table:style-name="ro1">
          <table:table-cell table:number-columns-repeated="5"/>
          <table:table-cell table:style-name="ce36" office:value-type="string" calcext:value-type="string">
            <text:p>Fechas</text:p>
          </table:table-cell>
          <table:table-cell table:style-name="ce36" office:value-type="string" calcext:value-type="string">
            <text:p>Concepto</text:p>
          </table:table-cell>
          <table:table-cell table:style-name="ce36" office:value-type="string" calcext:value-type="string">
            <text:p>Unidades</text:p>
          </table:table-cell>
          <table:table-cell table:style-name="ce36" office:value-type="string" calcext:value-type="string">
            <text:p>Precio</text:p>
          </table:table-cell>
          <table:table-cell table:style-name="ce36" office:value-type="string" calcext:value-type="string">
            <text:p>Total</text:p>
          </table:table-cell>
          <table:table-cell table:style-name="ce36" office:value-type="string" calcext:value-type="string">
            <text:p>Unidades</text:p>
          </table:table-cell>
          <table:table-cell table:style-name="ce36" office:value-type="string" calcext:value-type="string">
            <text:p>Precio</text:p>
          </table:table-cell>
          <table:table-cell table:style-name="ce36" office:value-type="string" calcext:value-type="string">
            <text:p>Total</text:p>
          </table:table-cell>
          <table:table-cell table:style-name="ce36" office:value-type="string" calcext:value-type="string">
            <text:p>Unidades</text:p>
          </table:table-cell>
          <table:table-cell table:style-name="ce36" office:value-type="string" calcext:value-type="string">
            <text:p>Precio</text:p>
          </table:table-cell>
          <table:table-cell table:style-name="ce36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4"/>
          <table:table-cell table:style-name="ce52" office:value-type="string" calcext:value-type="string" table:number-columns-spanned="1" table:number-rows-spanned="5">
            <text:p>Año 1</text:p>
          </table:table-cell>
          <table:table-cell office:value-type="string" calcext:value-type="string">
            <text:p>Año 1 (1)</text:p>
          </table:table-cell>
          <table:table-cell office:value-type="string" calcext:value-type="string">
            <text:p>Compra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table:formula="of:=[.H8]*[.I8]" office:value-type="float" office:value="17500" calcext:value-type="float">
            <text:p>17500</text:p>
          </table:table-cell>
          <table:table-cell table:number-columns-repeated="3"/>
          <table:table-cell table:formula="of:=[.H8]" office:value-type="float" office:value="2500" calcext:value-type="float">
            <text:p>2500</text:p>
          </table:table-cell>
          <table:table-cell table:formula="of:=[.I8]" office:value-type="float" office:value="7" calcext:value-type="float">
            <text:p>7</text:p>
          </table:table-cell>
          <table:table-cell table:style-name="ce22" table:formula="of:=[.J8]" office:value-type="float" office:value="17500" calcext:value-type="float">
            <text:p>17500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1 (2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700" calcext:value-type="float">
            <text:p>1700</text:p>
          </table:table-cell>
          <table:table-cell office:value-type="string" calcext:value-type="string">
            <text:p>1700*7 </text:p>
          </table:table-cell>
          <table:table-cell table:formula="of:=1700*7" office:value-type="float" office:value="11900" calcext:value-type="float">
            <text:p>11900</text:p>
          </table:table-cell>
          <table:table-cell table:formula="of:=[.N8]-[.K9]"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23" table:formula="of:=[.N9]*[.O9]" office:value-type="float" office:value="5600" calcext:value-type="float">
            <text:p>5600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1 (3)</text:p>
          </table:table-cell>
          <table:table-cell office:value-type="string" calcext:value-type="string">
            <text:p>Compra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table:formula="of:=[.H10]*[.I10]" office:value-type="float" office:value="9000" calcext:value-type="float">
            <text:p>9000</text:p>
          </table:table-cell>
          <table:table-cell table:number-columns-repeated="3"/>
          <table:table-cell table:formula="of:=[.N9]+[.H10]" office:value-type="float" office:value="1800" calcext:value-type="float">
            <text:p>1800</text:p>
          </table:table-cell>
          <table:table-cell office:value-type="string" calcext:value-type="string">
            <text:p>800*7 + 1000*9</text:p>
          </table:table-cell>
          <table:table-cell table:style-name="ce22" table:formula="of:=800*7+1000*9" office:value-type="float" office:value="14600" calcext:value-type="float">
            <text:p>14600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1 (4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400" calcext:value-type="float">
            <text:p>1400</text:p>
          </table:table-cell>
          <table:table-cell office:value-type="string" calcext:value-type="string">
            <text:p>800*7 + 600*9</text:p>
          </table:table-cell>
          <table:table-cell table:formula="of:=800*7 + 600*9" office:value-type="float" office:value="11000" calcext:value-type="float">
            <text:p>11000</text:p>
          </table:table-cell>
          <table:table-cell table:formula="of:=[.N10]-[.K11]"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table:style-name="ce22" table:formula="of:=[.N11]*[.O11]" office:value-type="float" office:value="3600" calcext:value-type="float">
            <text:p>3600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1 (5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table:formula="of:=[.K12]*[.L12]" office:value-type="float" office:value="2700" calcext:value-type="float">
            <text:p>2700</text:p>
          </table:table-cell>
          <table:table-cell table:formula="of:=[.N11]-[.K12]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style-name="ce60" table:formula="of:=[.N12]*[.O12]" office:value-type="float" office:value="900" calcext:value-type="float">
            <text:p>900</text:p>
          </table:table-cell>
          <table:table-cell table:style-name="ce66" office:value-type="string" calcext:value-type="string">
            <text:p>Ef Año 1</text:p>
          </table:table-cell>
        </table:table-row>
        <table:table-row table:style-name="ro1">
          <table:table-cell table:number-columns-repeated="15"/>
          <table:table-cell table:style-name="ce22"/>
          <table:table-cell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1" table:number-rows-spanned="6">
            <text:p>Año 2</text:p>
          </table:table-cell>
          <table:table-cell office:value-type="string" calcext:value-type="string">
            <text:p>Año 2 (5)</text:p>
          </table:table-cell>
          <table:table-cell table:number-columns-repeated="7"/>
          <table:table-cell table:formula="of:=[.N12]" office:value-type="float" office:value="100" calcext:value-type="float">
            <text:p>100</text:p>
          </table:table-cell>
          <table:table-cell table:formula="of:=[.O12]" office:value-type="float" office:value="9" calcext:value-type="float">
            <text:p>9</text:p>
          </table:table-cell>
          <table:table-cell table:style-name="ce25" table:formula="of:=[.P12]" office:value-type="float" office:value="900" calcext:value-type="float">
            <text:p>900</text:p>
          </table:table-cell>
          <table:table-cell table:style-name="ce31" office:value-type="string" calcext:value-type="string">
            <text:p>Ei Año 2</text:p>
          </table:table-cell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2 (6)</text:p>
          </table:table-cell>
          <table:table-cell office:value-type="string" calcext:value-type="string">
            <text:p>Compra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table:formula="of:=[.H15]*[.I15]" office:value-type="float" office:value="15000" calcext:value-type="float">
            <text:p>15000</text:p>
          </table:table-cell>
          <table:table-cell table:number-columns-repeated="3"/>
          <table:table-cell table:formula="of:=[.N14]+[.H15]" office:value-type="float" office:value="1600" calcext:value-type="float">
            <text:p>1600</text:p>
          </table:table-cell>
          <table:table-cell office:value-type="string" calcext:value-type="string">
            <text:p>100*9 + 1500*10</text:p>
          </table:table-cell>
          <table:table-cell table:style-name="ce22" table:formula="of:=100*9+1500*10" office:value-type="float" office:value="15900" calcext:value-type="float">
            <text:p>15900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2 (7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100*9 + 900*10</text:p>
          </table:table-cell>
          <table:table-cell table:formula="of:=100*9+900*10" office:value-type="float" office:value="9900" calcext:value-type="float">
            <text:p>9900</text:p>
          </table:table-cell>
          <table:table-cell table:formula="of:=[.N15]-[.K16]"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22" table:formula="of:=[.N16]*[.O16]" office:value-type="float" office:value="6000" calcext:value-type="float">
            <text:p>6000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2 (8)</text:p>
          </table:table-cell>
          <table:table-cell office:value-type="string" calcext:value-type="string">
            <text:p>Compra</text:p>
          </table:table-cell>
          <table:table-cell office:value-type="float" office:value="1400" calcext:value-type="float">
            <text:p>1400</text:p>
          </table:table-cell>
          <table:table-cell office:value-type="float" office:value="11" calcext:value-type="float">
            <text:p>11</text:p>
          </table:table-cell>
          <table:table-cell table:formula="of:=[.H17]*[.I17]" office:value-type="float" office:value="15400" calcext:value-type="float">
            <text:p>15400</text:p>
          </table:table-cell>
          <table:table-cell table:number-columns-repeated="3"/>
          <table:table-cell table:formula="of:=[.N16]+[.H17]" office:value-type="float" office:value="2000" calcext:value-type="float">
            <text:p>2000</text:p>
          </table:table-cell>
          <table:table-cell office:value-type="string" calcext:value-type="string">
            <text:p>500*10 + 1400*11</text:p>
          </table:table-cell>
          <table:table-cell table:style-name="ce26" table:formula="of:=500*10 + 1400*11" office:value-type="float" office:value="20400" calcext:value-type="float">
            <text:p>20400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2 (9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500*10 + 500*11</text:p>
          </table:table-cell>
          <table:table-cell table:formula="of:=500*10 + 500*11" office:value-type="float" office:value="10500" calcext:value-type="float">
            <text:p>10500</text:p>
          </table:table-cell>
          <table:table-cell table:formula="of:=[.N17]-[.K18]"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table:style-name="ce22" table:formula="of:=[.N18]*[.O18]" office:value-type="float" office:value="11000" calcext:value-type="float">
            <text:p>11000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2 (10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K19]*[.L19]" office:value-type="float" office:value="5500" calcext:value-type="float">
            <text:p>5500</text:p>
          </table:table-cell>
          <table:table-cell table:formula="of:=[.N18]-[.K19]"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style-name="ce27" table:formula="of:=[.N19]*[.O19]" office:value-type="float" office:value="5500" calcext:value-type="float">
            <text:p>5500</text:p>
          </table:table-cell>
          <table:table-cell table:style-name="ce32" office:value-type="string" calcext:value-type="string">
            <text:p>Ef Año 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1" table:number-rows-spanned="7">
            <text:p>Año 3</text:p>
          </table:table-cell>
          <table:table-cell office:value-type="string" calcext:value-type="string">
            <text:p>Año 3 (10)</text:p>
          </table:table-cell>
          <table:table-cell table:number-columns-repeated="7"/>
          <table:table-cell table:formula="of:=[.N19]" office:value-type="float" office:value="500" calcext:value-type="float">
            <text:p>500</text:p>
          </table:table-cell>
          <table:table-cell table:formula="of:=[.O19]" office:value-type="float" office:value="11" calcext:value-type="float">
            <text:p>11</text:p>
          </table:table-cell>
          <table:table-cell table:style-name="ce28" table:formula="of:=[.P19]" office:value-type="float" office:value="5500" calcext:value-type="float">
            <text:p>5500</text:p>
          </table:table-cell>
          <table:table-cell table:style-name="ce33" office:value-type="string" calcext:value-type="string">
            <text:p>Ei Año 3</text:p>
          </table:table-cell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3 (11)</text:p>
          </table:table-cell>
          <table:table-cell office:value-type="string" calcext:value-type="string">
            <text:p>Compra</text:p>
          </table:table-cell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table:formula="of:=[.H22]*[.I22]" office:value-type="float" office:value="30000" calcext:value-type="float">
            <text:p>30000</text:p>
          </table:table-cell>
          <table:table-cell table:number-columns-repeated="3"/>
          <table:table-cell table:formula="of:=[.N21]+[.H22]" office:value-type="float" office:value="3000" calcext:value-type="float">
            <text:p>3000</text:p>
          </table:table-cell>
          <table:table-cell table:formula="of:=[.P22]/[.N22]" office:value-type="float" office:value="11.8333333333333" calcext:value-type="float">
            <text:p>11,8333333333333</text:p>
          </table:table-cell>
          <table:table-cell table:formula="of:=[.P21]+[.J22]" office:value-type="float" office:value="35500" calcext:value-type="float">
            <text:p>35500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3 (12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700" calcext:value-type="float">
            <text:p>1700</text:p>
          </table:table-cell>
          <table:table-cell table:formula="of:=[.O22]" office:value-type="float" office:value="11.8333333333333" calcext:value-type="float">
            <text:p>11,8333333333333</text:p>
          </table:table-cell>
          <table:table-cell table:formula="of:=[.K23]*[.L23]" office:value-type="float" office:value="20116.6666666667" calcext:value-type="float">
            <text:p>20116,6666666667</text:p>
          </table:table-cell>
          <table:table-cell table:formula="of:=[.N22]-[.K23]" office:value-type="float" office:value="1300" calcext:value-type="float">
            <text:p>1300</text:p>
          </table:table-cell>
          <table:table-cell table:formula="of:=[.P23]/[.N23]" office:value-type="float" office:value="11.8333333333333" calcext:value-type="float">
            <text:p>11,8333333333333</text:p>
          </table:table-cell>
          <table:table-cell table:formula="of:=[.P22]-[.M23]" office:value-type="float" office:value="15383.3333333333" calcext:value-type="float">
            <text:p>15383,3333333333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3 (13)</text:p>
          </table:table-cell>
          <table:table-cell office:value-type="string" calcext:value-type="string">
            <text:p>Compra</text:p>
          </table:table-cell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table:formula="of:=[.H24]*[.I24]" office:value-type="float" office:value="13000" calcext:value-type="float">
            <text:p>13000</text:p>
          </table:table-cell>
          <table:table-cell table:number-columns-repeated="3"/>
          <table:table-cell table:formula="of:=[.N23]+[.H24]" office:value-type="float" office:value="2300" calcext:value-type="float">
            <text:p>2300</text:p>
          </table:table-cell>
          <table:table-cell table:formula="of:=[.P24]/[.N24]" office:value-type="float" office:value="12.3405797101449" calcext:value-type="float">
            <text:p>12,3405797101449</text:p>
          </table:table-cell>
          <table:table-cell table:formula="of:=[.P23]+[.J24]" office:value-type="float" office:value="28383.3333333333" calcext:value-type="float">
            <text:p>28383,3333333333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3 (14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200" calcext:value-type="float">
            <text:p>1200</text:p>
          </table:table-cell>
          <table:table-cell table:formula="of:=[.O24]" office:value-type="float" office:value="12.3405797101449" calcext:value-type="float">
            <text:p>12,3405797101449</text:p>
          </table:table-cell>
          <table:table-cell table:formula="of:=[.K25]*[.L25]" office:value-type="float" office:value="14808.6956521739" calcext:value-type="float">
            <text:p>14808,6956521739</text:p>
          </table:table-cell>
          <table:table-cell table:formula="of:=[.N24]-[.K25]" office:value-type="float" office:value="1100" calcext:value-type="float">
            <text:p>1100</text:p>
          </table:table-cell>
          <table:table-cell table:formula="of:=[.P25]/[.N25]" office:value-type="float" office:value="12.3405797101449" calcext:value-type="float">
            <text:p>12,3405797101449</text:p>
          </table:table-cell>
          <table:table-cell table:formula="of:=[.P24]-[.M25]" office:value-type="float" office:value="13574.6376811594" calcext:value-type="float">
            <text:p>13574,6376811594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3 (15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formula="of:=[.O25]" office:value-type="float" office:value="12.3405797101449" calcext:value-type="float">
            <text:p>12,3405797101449</text:p>
          </table:table-cell>
          <table:table-cell table:formula="of:=[.K26]*[.L26]" office:value-type="float" office:value="11106.5217391304" calcext:value-type="float">
            <text:p>11106,5217391304</text:p>
          </table:table-cell>
          <table:table-cell table:formula="of:=[.N25]-[.K26]" office:value-type="float" office:value="200" calcext:value-type="float">
            <text:p>200</text:p>
          </table:table-cell>
          <table:table-cell table:formula="of:=[.P26]/[.N26]" office:value-type="float" office:value="12.3405797101449" calcext:value-type="float">
            <text:p>12,3405797101449</text:p>
          </table:table-cell>
          <table:table-cell table:formula="of:=[.P25]-[.M26]" office:value-type="float" office:value="2468.11594202898" calcext:value-type="float">
            <text:p>2468,11594202898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3 (16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formula="of:=[.O26]" office:value-type="float" office:value="12.3405797101449" calcext:value-type="float">
            <text:p>12,3405797101449</text:p>
          </table:table-cell>
          <table:table-cell table:formula="of:=[.K27]*[.L27]" office:value-type="float" office:value="2468.11594202898" calcext:value-type="float">
            <text:p>2468,11594202898</text:p>
          </table:table-cell>
          <table:table-cell table:formula="of:=[.N26]-[.K27]" office:value-type="float" office:value="0" calcext:value-type="float">
            <text:p>0</text:p>
          </table:table-cell>
          <table:table-cell table:formula="of:=[.P27]/[.N27]" office:value-type="string" office:string-value="" calcext:value-type="error">
            <text:p>#¡DIV/0!</text:p>
          </table:table-cell>
          <table:table-cell table:style-name="ce29" table:formula="of:=[.P26]-[.M27]" office:value-type="float" office:value="0" calcext:value-type="float">
            <text:p>0</text:p>
          </table:table-cell>
          <table:table-cell table:style-name="ce34" office:value-type="string" calcext:value-type="string">
            <text:p>Ef Año 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Beneficio y Tesorería" table:style-name="ta1">
        <table:table-column table:style-name="co1" table:number-columns-repeated="3" table:default-cell-style-name="Default"/>
        <table:table-column table:style-name="co6" table:default-cell-style-name="ce73"/>
        <table:table-column table:style-name="co1" table:default-cell-style-name="Default"/>
        <table:table-column table:style-name="co1" table:number-columns-repeated="4" table:default-cell-style-name="ce78"/>
        <table:table-column table:style-name="co1" table:default-cell-style-name="ce92"/>
        <table:table-column table:style-name="co1" table:number-columns-repeated="4" table:default-cell-style-name="ce77"/>
        <table:table-column table:style-name="co1" table:default-cell-style-name="ce92"/>
        <table:table-column table:style-name="co1" table:number-columns-repeated="4" table:default-cell-style-name="ce77"/>
        <table:table-row table:style-name="ro1" table:number-rows-repeated="4">
          <table:table-cell table:number-columns-repeated="3"/>
          <table:table-cell table:style-name="Default"/>
          <table:table-cell/>
          <table:table-cell table:style-name="Default" table:number-columns-repeated="1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75" table:number-columns-repeated="4"/>
          <table:table-cell table:style-name="Default"/>
          <table:table-cell table:style-name="ce93" table:number-columns-repeated="4"/>
          <table:table-cell table:style-name="Default"/>
          <table:table-cell table:style-name="ce100"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76" office:value-type="string" calcext:value-type="string" table:number-columns-spanned="4" table:number-rows-spanned="1">
            <text:p>Año 1</text:p>
          </table:table-cell>
          <table:covered-table-cell table:number-columns-repeated="3" table:style-name="ce82"/>
          <table:table-cell table:style-name="Default"/>
          <table:table-cell table:style-name="ce76" office:value-type="string" calcext:value-type="string" table:number-columns-spanned="4" table:number-rows-spanned="1">
            <text:p>Año 2</text:p>
          </table:table-cell>
          <table:covered-table-cell table:number-columns-repeated="3" table:style-name="ce82"/>
          <table:table-cell table:style-name="Default"/>
          <table:table-cell table:style-name="ce76" office:value-type="string" calcext:value-type="string" table:number-columns-spanned="4" table:number-rows-spanned="1">
            <text:p>Año 3</text:p>
          </table:table-cell>
          <table:covered-table-cell table:number-columns-repeated="3" table:style-name="ce82"/>
        </table:table-row>
        <table:table-row table:style-name="ro3">
          <table:table-cell table:number-columns-repeated="3"/>
          <table:table-cell table:style-name="ce71" office:value-type="string" calcext:value-type="string">
            <text:p>Acciones</text:p>
          </table:table-cell>
          <table:table-cell/>
          <table:table-cell table:style-name="ce76" office:value-type="string" calcext:value-type="string">
            <text:p>Ingresos</text:p>
          </table:table-cell>
          <table:table-cell table:style-name="ce76" office:value-type="string" calcext:value-type="string">
            <text:p>Coste</text:p>
          </table:table-cell>
          <table:table-cell table:style-name="ce76" office:value-type="string" calcext:value-type="string">
            <text:p>Cobros</text:p>
          </table:table-cell>
          <table:table-cell table:style-name="ce76" office:value-type="string" calcext:value-type="string">
            <text:p>Pagos</text:p>
          </table:table-cell>
          <table:table-cell table:style-name="Default"/>
          <table:table-cell table:style-name="ce76" office:value-type="string" calcext:value-type="string">
            <text:p>Ingresos</text:p>
          </table:table-cell>
          <table:table-cell table:style-name="ce76" office:value-type="string" calcext:value-type="string">
            <text:p>Coste</text:p>
          </table:table-cell>
          <table:table-cell table:style-name="ce76" office:value-type="string" calcext:value-type="string">
            <text:p>Cobros</text:p>
          </table:table-cell>
          <table:table-cell table:style-name="ce76" office:value-type="string" calcext:value-type="string">
            <text:p>Pagos</text:p>
          </table:table-cell>
          <table:table-cell table:style-name="Default"/>
          <table:table-cell table:style-name="ce76" office:value-type="string" calcext:value-type="string">
            <text:p>Ingresos</text:p>
          </table:table-cell>
          <table:table-cell table:style-name="ce76" office:value-type="string" calcext:value-type="string">
            <text:p>Coste</text:p>
          </table:table-cell>
          <table:table-cell table:style-name="ce76" office:value-type="string" calcext:value-type="string">
            <text:p>Cobros</text:p>
          </table:table-cell>
          <table:table-cell table:style-name="ce76" office:value-type="string" calcext:value-type="string">
            <text:p>Pagos</text:p>
          </table:table-cell>
        </table:table-row>
        <table:table-row table:style-name="ro4">
          <table:table-cell table:number-columns-repeated="3"/>
          <table:table-cell table:style-name="ce72" office:value-type="string" calcext:value-type="string">
            <text:p>Materia Prima</text:p>
          </table:table-cell>
          <table:table-cell/>
          <table:table-cell table:style-name="ce77"/>
          <table:table-cell table:style-name="ce77" table:formula="of:=2500*7" office:value-type="float" office:value="17500" calcext:value-type="float">
            <text:p>17500</text:p>
          </table:table-cell>
          <table:table-cell table:style-name="ce77"/>
          <table:table-cell table:style-name="ce77" table:formula="of:=[.G8]" office:value-type="float" office:value="17500" calcext:value-type="float">
            <text:p>17500</text:p>
          </table:table-cell>
          <table:table-cell table:number-columns-repeated="2"/>
          <table:table-cell table:formula="of:=1500*10" office:value-type="float" office:value="15000" calcext:value-type="float">
            <text:p>15000</text:p>
          </table:table-cell>
          <table:table-cell/>
          <table:table-cell table:formula="of:=[.L8]" office:value-type="float" office:value="15000" calcext:value-type="float">
            <text:p>15000</text:p>
          </table:table-cell>
          <table:table-cell table:number-columns-repeated="2"/>
          <table:table-cell table:formula="of:=2500*12" office:value-type="float" office:value="30000" calcext:value-type="float">
            <text:p>30000</text:p>
          </table:table-cell>
          <table:table-cell/>
          <table:table-cell table:formula="of:=[.Q8]" office:value-type="float" office:value="30000" calcext:value-type="float">
            <text:p>30000</text:p>
          </table:table-cell>
        </table:table-row>
        <table:table-row table:style-name="ro4">
          <table:table-cell table:number-columns-repeated="3"/>
          <table:table-cell table:style-name="ce72" office:value-type="string" calcext:value-type="string">
            <text:p>Ingresos Por Venta</text:p>
          </table:table-cell>
          <table:table-cell/>
          <table:table-cell table:style-name="ce77" table:formula="of:=1700*260" office:value-type="float" office:value="442000" calcext:value-type="float">
            <text:p>442000</text:p>
          </table:table-cell>
          <table:table-cell table:style-name="ce77"/>
          <table:table-cell table:style-name="ce87" table:formula="of:=[.F9]*0.75" office:value-type="float" office:value="331500" calcext:value-type="float">
            <office:annotation draw:style-name="gr1" svg:width="2.899cm" svg:height="1.799cm" svg:x="21.557cm" svg:y="2.225cm" draw:caption-point-x="-0.61cm" draw:caption-point-y="1.51cm">
              <dc:creator>Autoría desconocida</dc:creator>
              <dc:date>2025-02-25T17:30:00</dc:date>
              <text:p>El año 2 se cobra el 25% restante</text:p>
            </office:annotation>
            <text:p>331500</text:p>
          </table:table-cell>
          <table:table-cell table:style-name="ce77"/>
          <table:table-cell/>
          <table:table-cell table:formula="of:=1000*280" office:value-type="float" office:value="280000" calcext:value-type="float">
            <text:p>280000</text:p>
          </table:table-cell>
          <table:table-cell/>
          <table:table-cell table:style-name="ce98" table:formula="of:=[.K9]+([.F9]*0.25)" office:value-type="float" office:value="390500" calcext:value-type="float">
            <office:annotation draw:style-name="gr1" svg:width="2.899cm" svg:height="1.799cm" svg:x="32.846cm" svg:y="2.225cm" draw:caption-point-x="-0.61cm" draw:caption-point-y="1.51cm">
              <dc:creator>Autoría desconocida</dc:creator>
              <dc:date>2025-02-25T18:13:00</dc:date>
              <text:p>Sumado el 25% del año 1 restante</text:p>
            </office:annotation>
            <text:p>390500</text:p>
          </table:table-cell>
          <table:table-cell table:number-columns-repeated="2"/>
          <table:table-cell table:formula="of:=1700*295" office:value-type="float" office:value="501500" calcext:value-type="float">
            <text:p>501500</text:p>
          </table:table-cell>
          <table:table-cell/>
          <table:table-cell table:formula="of:=[.P9]" office:value-type="float" office:value="501500" calcext:value-type="float">
            <text:p>501500</text:p>
          </table:table-cell>
          <table:table-cell/>
        </table:table-row>
        <table:table-row table:style-name="ro4">
          <table:table-cell table:number-columns-repeated="3"/>
          <table:table-cell table:style-name="ce72" office:value-type="string" calcext:value-type="string">
            <text:p>Materia Prima 2</text:p>
          </table:table-cell>
          <table:table-cell/>
          <table:table-cell table:style-name="ce77"/>
          <table:table-cell table:style-name="ce77" table:formula="of:=1000*9" office:value-type="float" office:value="9000" calcext:value-type="float">
            <text:p>9000</text:p>
          </table:table-cell>
          <table:table-cell table:style-name="ce77"/>
          <table:table-cell table:style-name="ce77" table:formula="of:=[.G10]" office:value-type="float" office:value="9000" calcext:value-type="float">
            <text:p>9000</text:p>
          </table:table-cell>
          <table:table-cell table:number-columns-repeated="2"/>
          <table:table-cell table:formula="of:=1400*11" office:value-type="float" office:value="15400" calcext:value-type="float">
            <text:p>15400</text:p>
          </table:table-cell>
          <table:table-cell/>
          <table:table-cell table:formula="of:=[.L10]" office:value-type="float" office:value="15400" calcext:value-type="float">
            <text:p>15400</text:p>
          </table:table-cell>
          <table:table-cell table:number-columns-repeated="2"/>
          <table:table-cell table:formula="of:=1000*13" office:value-type="float" office:value="13000" calcext:value-type="float">
            <text:p>13000</text:p>
          </table:table-cell>
          <table:table-cell/>
          <table:table-cell table:formula="of:=[.Q10]" office:value-type="float" office:value="13000" calcext:value-type="float">
            <text:p>13000</text:p>
          </table:table-cell>
        </table:table-row>
        <table:table-row table:style-name="ro4">
          <table:table-cell table:number-columns-repeated="3"/>
          <table:table-cell table:style-name="ce72" office:value-type="string" calcext:value-type="string">
            <text:p>Ingresos Por Venta 2</text:p>
          </table:table-cell>
          <table:table-cell/>
          <table:table-cell table:style-name="ce77" table:formula="of:=1400*270" office:value-type="float" office:value="378000" calcext:value-type="float">
            <text:p>378000</text:p>
          </table:table-cell>
          <table:table-cell table:style-name="ce77"/>
          <table:table-cell table:style-name="ce87" table:formula="of:=[.F11]*0.8" office:value-type="float" office:value="302400" calcext:value-type="float">
            <office:annotation draw:style-name="gr1" svg:width="2.899cm" svg:height="1.799cm" svg:x="21.557cm" svg:y="3.199cm" draw:caption-point-x="-0.61cm" draw:caption-point-y="1.51cm">
              <dc:creator>Autoría desconocida</dc:creator>
              <dc:date>2025-02-25T17:32:00</dc:date>
              <text:p>Se cobra el 20% restante el año 2</text:p>
            </office:annotation>
            <text:p>302400</text:p>
          </table:table-cell>
          <table:table-cell table:style-name="ce77"/>
          <table:table-cell/>
          <table:table-cell table:formula="of:=1000*285" office:value-type="float" office:value="285000" calcext:value-type="float">
            <text:p>285000</text:p>
          </table:table-cell>
          <table:table-cell/>
          <table:table-cell table:style-name="ce99" table:formula="of:=[.K11]*0.85+([.F11]*0.2)" office:value-type="float" office:value="317850" calcext:value-type="float">
            <office:annotation draw:style-name="gr1" svg:width="2.899cm" svg:height="2.571cm" svg:x="32.846cm" svg:y="3.199cm" draw:caption-point-x="-0.61cm" draw:caption-point-y="1.51cm">
              <dc:creator>Autoría desconocida</dc:creator>
              <dc:date>2025-02-25T18:14:00</dc:date>
              <text:p>Se cobra el 15% restante el año 3</text:p>
              <text:p/>
              <text:p>Sumado el 20% restante del año anterior</text:p>
            </office:annotation>
            <text:p>317850</text:p>
          </table:table-cell>
          <table:table-cell table:number-columns-repeated="2"/>
          <table:table-cell table:formula="of:=1200*300" office:value-type="float" office:value="360000" calcext:value-type="float">
            <text:p>360000</text:p>
          </table:table-cell>
          <table:table-cell/>
          <table:table-cell table:style-name="ce87" table:formula="of:=[.P11]+([.K11]*0.15)" office:value-type="float" office:value="402750" calcext:value-type="float">
            <office:annotation draw:style-name="gr1" svg:width="2.899cm" svg:height="1.799cm" svg:x="44.135cm" svg:y="3.199cm" draw:caption-point-x="-0.61cm" draw:caption-point-y="1.51cm">
              <dc:creator>Autoría desconocida</dc:creator>
              <dc:date>2025-02-25T18:34:00</dc:date>
              <text:p>Sumado el 15% restante del año 2</text:p>
            </office:annotation>
            <text:p>402750</text:p>
          </table:table-cell>
          <table:table-cell/>
        </table:table-row>
        <table:table-row table:style-name="ro4">
          <table:table-cell table:number-columns-repeated="3"/>
          <table:table-cell table:style-name="ce72" office:value-type="string" calcext:value-type="string">
            <text:p>Ingresos Por Venta 3</text:p>
          </table:table-cell>
          <table:table-cell/>
          <table:table-cell table:style-name="ce77" table:formula="of:=300*272" office:value-type="float" office:value="81600" calcext:value-type="float">
            <text:p>81600</text:p>
          </table:table-cell>
          <table:table-cell table:style-name="ce77"/>
          <table:table-cell table:style-name="ce87" table:formula="of:=[.F12]/2" office:value-type="float" office:value="40800" calcext:value-type="float">
            <office:annotation draw:style-name="gr1" svg:width="2.899cm" svg:height="1.799cm" svg:x="21.557cm" svg:y="3.686cm" draw:caption-point-x="-0.61cm" draw:caption-point-y="1.51cm">
              <dc:creator>Autoría desconocida</dc:creator>
              <dc:date>2025-02-25T17:33:00</dc:date>
              <text:p>Se cobra la mitad restante el año 2</text:p>
            </office:annotation>
            <text:p>40800</text:p>
          </table:table-cell>
          <table:table-cell table:style-name="ce89"/>
          <table:table-cell/>
          <table:table-cell table:formula="of:=500*290" office:value-type="float" office:value="145000" calcext:value-type="float">
            <text:p>145000</text:p>
          </table:table-cell>
          <table:table-cell/>
          <table:table-cell table:style-name="ce96" table:formula="of:=[.K12]+[.H12]" office:value-type="float" office:value="185800" calcext:value-type="float">
            <office:annotation draw:style-name="gr1" svg:width="2.899cm" svg:height="1.799cm" svg:x="32.846cm" svg:y="3.686cm" draw:caption-point-x="-0.61cm" draw:caption-point-y="1.51cm">
              <dc:creator>Autoría desconocida</dc:creator>
              <dc:date>2025-02-25T18:15:00</dc:date>
              <text:p>Sumada la segunda mitad restante del año anterior</text:p>
            </office:annotation>
            <text:p>185800</text:p>
          </table:table-cell>
          <table:table-cell table:number-columns-repeated="2"/>
          <table:table-cell table:formula="of:=900*305" office:value-type="float" office:value="274500" calcext:value-type="float">
            <text:p>274500</text:p>
          </table:table-cell>
          <table:table-cell/>
          <table:table-cell table:formula="of:=[.P12]" office:value-type="float" office:value="274500" calcext:value-type="float">
            <text:p>274500</text:p>
          </table:table-cell>
          <table:table-cell/>
        </table:table-row>
        <table:table-row table:style-name="ro4">
          <table:table-cell table:number-columns-repeated="3"/>
          <table:table-cell table:style-name="ce72" office:value-type="string" calcext:value-type="string">
            <text:p>Alquiler</text:p>
          </table:table-cell>
          <table:table-cell/>
          <table:table-cell table:style-name="ce77"/>
          <table:table-cell table:style-name="ce77" table:formula="of:=700*12" office:value-type="float" office:value="8400" calcext:value-type="float">
            <text:p>8400</text:p>
          </table:table-cell>
          <table:table-cell table:style-name="ce77"/>
          <table:table-cell table:style-name="ce87" table:formula="of:=[.G13]/2" office:value-type="float" office:value="4200" calcext:value-type="float">
            <office:annotation draw:style-name="gr1" svg:width="2.899cm" svg:height="1.799cm" svg:x="23.815cm" svg:y="4.173cm" draw:caption-point-x="-0.61cm" draw:caption-point-y="1.51cm">
              <dc:creator>Autoría desconocida</dc:creator>
              <dc:date>2025-02-25T17:34:00</dc:date>
              <text:p>Se paga la mitad restante el año 2</text:p>
            </office:annotation>
            <text:p>4200</text:p>
          </table:table-cell>
          <table:table-cell table:number-columns-repeated="2"/>
          <table:table-cell table:formula="of:=600*6" office:value-type="float" office:value="3600" calcext:value-type="float">
            <text:p>3600</text:p>
          </table:table-cell>
          <table:table-cell/>
          <table:table-cell table:formula="of:=[.L13]+[.I13]" office:value-type="float" office:value="7800" calcext:value-type="float">
            <office:annotation draw:style-name="gr1" svg:width="2.899cm" svg:height="1.799cm" svg:x="35.103cm" svg:y="4.173cm" draw:caption-point-x="-0.61cm" draw:caption-point-y="1.51cm">
              <dc:creator>Autoría desconocida</dc:creator>
              <dc:date>2025-02-25T18:15:00</dc:date>
              <text:p>Sumada la segunda mitad restante del año anterior</text:p>
            </office:annotation>
            <text:p>7800</text:p>
          </table:table-cell>
          <table:table-cell table:number-columns-repeated="2"/>
          <table:table-cell table:formula="of:=1050*4" office:value-type="float" office:value="4200" calcext:value-type="float">
            <text:p>4200</text:p>
          </table:table-cell>
          <table:table-cell/>
          <table:table-cell table:formula="of:=[.Q13]" office:value-type="float" office:value="4200" calcext:value-type="float">
            <text:p>4200</text:p>
          </table:table-cell>
        </table:table-row>
        <table:table-row table:style-name="ro4">
          <table:table-cell table:number-columns-repeated="3"/>
          <table:table-cell table:style-name="ce72" office:value-type="string" calcext:value-type="string">
            <text:p>Amortización Edificios</text:p>
          </table:table-cell>
          <table:table-cell/>
          <table:table-cell table:style-name="ce77"/>
          <table:table-cell table:style-name="ce83" table:formula="of:=45000/3" office:value-type="float" office:value="15000" calcext:value-type="float">
            <office:annotation draw:style-name="gr1" svg:width="2.899cm" svg:height="1.799cm" svg:x="19.299cm" svg:y="4.66cm" draw:caption-point-x="-0.61cm" draw:caption-point-y="1.51cm">
              <dc:creator>Autoría desconocida</dc:creator>
              <dc:date>2025-02-25T17:36:00</dc:date>
              <text:p>El coste se divide entre los 3 años</text:p>
            </office:annotation>
            <text:p>15000</text:p>
          </table:table-cell>
          <table:table-cell table:style-name="ce77"/>
          <table:table-cell table:style-name="ce83" office:value-type="string" calcext:value-type="string">
            <office:annotation draw:style-name="gr1" svg:width="2.899cm" svg:height="1.799cm" svg:x="23.815cm" svg:y="4.66cm" draw:caption-point-x="-0.61cm" draw:caption-point-y="1.51cm">
              <dc:creator>Autoría desconocida</dc:creator>
              <dc:date>2025-02-25T17:36:00</dc:date>
              <text:p>La amortización del edificio se paga entre los años 2 y 3</text:p>
            </office:annotation>
            <text:p>Año 3</text:p>
          </table:table-cell>
          <table:table-cell table:number-columns-repeated="2"/>
          <table:table-cell table:style-name="ce96" table:formula="of:=[.G14]" office:value-type="float" office:value="15000" calcext:value-type="float">
            <office:annotation draw:style-name="gr1" svg:width="2.899cm" svg:height="1.799cm" svg:x="30.588cm" svg:y="4.66cm" draw:caption-point-x="-0.61cm" draw:caption-point-y="1.51cm">
              <dc:creator>Autoría desconocida</dc:creator>
              <dc:date>2025-02-25T18:16:00</dc:date>
              <text:p>Segundo coste de la amortización del edificio</text:p>
            </office:annotation>
            <text:p>15000</text:p>
          </table:table-cell>
          <table:table-cell/>
          <table:table-cell table:style-name="ce96" table:formula="of:=45000/2" office:value-type="float" office:value="22500" calcext:value-type="float">
            <office:annotation draw:style-name="gr1" svg:width="2.899cm" svg:height="1.799cm" svg:x="35.103cm" svg:y="4.66cm" draw:caption-point-x="-0.61cm" draw:caption-point-y="1.51cm">
              <dc:creator>Autoría desconocida</dc:creator>
              <dc:date>2025-02-25T18:16:00</dc:date>
              <text:p>Primera mitad de la amortización del edificio pagada</text:p>
            </office:annotation>
            <text:p>22500</text:p>
          </table:table-cell>
          <table:table-cell table:number-columns-repeated="2"/>
          <table:table-cell table:style-name="ce96" table:formula="of:=[.G14]" office:value-type="float" office:value="15000" calcext:value-type="float">
            <office:annotation draw:style-name="gr1" svg:width="2.899cm" svg:height="1.799cm" svg:x="41.877cm" svg:y="4.66cm" draw:caption-point-x="-0.61cm" draw:caption-point-y="1.51cm">
              <dc:creator>Autoría desconocida</dc:creator>
              <dc:date>2025-02-25T18:35:00</dc:date>
              <text:p>Tercer coste de la amortización del edificio del año 1</text:p>
            </office:annotation>
            <text:p>15000</text:p>
          </table:table-cell>
          <table:table-cell/>
          <table:table-cell table:style-name="ce96" table:formula="of:=[.N14]" office:value-type="float" office:value="22500" calcext:value-type="float">
            <office:annotation draw:style-name="gr1" svg:width="2.899cm" svg:height="1.799cm" svg:x="46.392cm" svg:y="4.66cm" draw:caption-point-x="-0.61cm" draw:caption-point-y="1.51cm">
              <dc:creator>Autoría desconocida</dc:creator>
              <dc:date>2025-02-25T18:35:00</dc:date>
              <text:p>Segundo pago restante de la amortización del edificio del año 1</text:p>
            </office:annotation>
            <text:p>22500</text:p>
          </table:table-cell>
        </table:table-row>
        <table:table-row table:style-name="ro4">
          <table:table-cell table:number-columns-repeated="3"/>
          <table:table-cell table:style-name="ce72" office:value-type="string" calcext:value-type="string">
            <text:p>Amortización Maquinaria</text:p>
          </table:table-cell>
          <table:table-cell/>
          <table:table-cell table:style-name="ce77"/>
          <table:table-cell table:style-name="ce83" table:formula="of:=[$Préstamo.F6]/3" office:value-type="float" office:value="3000" calcext:value-type="float">
            <text:p>3000</text:p>
          </table:table-cell>
          <table:table-cell table:style-name="ce77"/>
          <table:table-cell table:style-name="ce90" table:formula="of:=[$Préstamo.F16]" office:value-type="float" office:value="3212.40762501107" calcext:value-type="float">
            <office:annotation draw:style-name="gr2" svg:width="2.899cm" svg:height="2.176cm" svg:x="23.815cm" svg:y="5.146cm" draw:caption-point-x="-0.61cm" draw:caption-point-y="1.51cm">
              <dc:creator>Autoría desconocida</dc:creator>
              <dc:date>2025-02-25T17:38:00</dc:date>
              <text:p>Amortización de maquinaria durante 3 años y pagada en 3 años</text:p>
            </office:annotation>
            <text:p>3212,40762501107</text:p>
          </table:table-cell>
          <table:table-cell table:number-columns-repeated="2"/>
          <table:table-cell table:style-name="ce96" table:formula="of:=[.G15]" office:value-type="float" office:value="3000" calcext:value-type="float">
            <text:p>3000</text:p>
          </table:table-cell>
          <table:table-cell/>
          <table:table-cell table:style-name="ce96" table:formula="of:=[$Préstamo.F16]" office:value-type="float" office:value="3212.40762501107" calcext:value-type="float">
            <office:annotation draw:style-name="gr1" svg:width="2.899cm" svg:height="1.799cm" svg:x="35.103cm" svg:y="5.146cm" draw:caption-point-x="-0.61cm" draw:caption-point-y="1.51cm">
              <dc:creator>Autoría desconocida</dc:creator>
              <dc:date>2025-02-25T18:17:00</dc:date>
              <text:p>Coste y pago de la amortización de la maquinaria correspondiente</text:p>
            </office:annotation>
            <text:p>3212,40762501107</text:p>
          </table:table-cell>
          <table:table-cell table:number-columns-repeated="2"/>
          <table:table-cell table:style-name="ce96" table:formula="of:=2000+[.G15]" office:value-type="float" office:value="5000" calcext:value-type="float">
            <office:annotation draw:style-name="gr1" svg:width="2.899cm" svg:height="2.176cm" svg:x="41.877cm" svg:y="5.146cm" draw:caption-point-x="-0.61cm" draw:caption-point-y="1.51cm">
              <dc:creator>Autoría desconocida</dc:creator>
              <dc:date>2025-02-25T18:36:00</dc:date>
              <text:p>Sumado tercer coste de la amortización de la maquinaria del año 1</text:p>
            </office:annotation>
            <text:p>5000</text:p>
          </table:table-cell>
          <table:table-cell/>
          <table:table-cell table:style-name="ce96" table:formula="of:=2000+[$Préstamo.F16]" office:value-type="float" office:value="5212.40762501107" calcext:value-type="float">
            <office:annotation draw:style-name="gr1" svg:width="2.899cm" svg:height="2.176cm" svg:x="46.392cm" svg:y="5.146cm" draw:caption-point-x="-0.61cm" draw:caption-point-y="1.51cm">
              <dc:creator>Autoría desconocida</dc:creator>
              <dc:date>2025-02-25T18:37:00</dc:date>
              <text:p>Sumada tercera anualidad de la amortización de la maquinaria del <text:s/>año 1</text:p>
            </office:annotation>
            <text:p>5212,40762501107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Sueldos</text:p>
          </table:table-cell>
          <table:table-cell table:style-name="ce74"/>
          <table:table-cell/>
          <table:table-cell office:value-type="float" office:value="20000" calcext:value-type="float">
            <text:p>20000</text:p>
          </table:table-cell>
          <table:table-cell/>
          <table:table-cell table:formula="of:=[.G16]" office:value-type="float" office:value="20000" calcext:value-type="float">
            <text:p>20000</text:p>
          </table:table-cell>
          <table:table-cell table:number-columns-repeated="2"/>
          <table:table-cell office:value-type="float" office:value="18000" calcext:value-type="float">
            <text:p>18000</text:p>
          </table:table-cell>
          <table:table-cell/>
          <table:table-cell table:formula="of:=[.L16]" office:value-type="float" office:value="18000" calcext:value-type="float">
            <text:p>180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/>
          <table:table-cell table:formula="of:=[.Q16]" office:value-type="float" office:value="15000" calcext:value-type="float">
            <text:p>150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Seguridad Social Empresa</text:p>
          </table:table-cell>
          <table:table-cell table:style-name="ce74"/>
          <table:table-cell/>
          <table:table-cell office:value-type="float" office:value="2000" calcext:value-type="float">
            <text:p>2000</text:p>
          </table:table-cell>
          <table:table-cell/>
          <table:table-cell table:formula="of:=[.G17]" office:value-type="float" office:value="2000" calcext:value-type="float">
            <text:p>2000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table:formula="of:=[.L17]" office:value-type="float" office:value="1400" calcext:value-type="float">
            <text:p>1400</text:p>
          </table:table-cell>
          <table:table-cell table:number-columns-repeated="2"/>
          <table:table-cell office:value-type="float" office:value="1650" calcext:value-type="float">
            <text:p>1650</text:p>
          </table:table-cell>
          <table:table-cell/>
          <table:table-cell table:formula="of:=[.Q17]" office:value-type="float" office:value="1650" calcext:value-type="float">
            <text:p>16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Suministros</text:p>
          </table:table-cell>
          <table:table-cell table:style-name="ce74"/>
          <table:table-cell/>
          <table:table-cell office:value-type="float" office:value="1400" calcext:value-type="float">
            <text:p>1400</text:p>
          </table:table-cell>
          <table:table-cell/>
          <table:table-cell table:formula="of:=[.G18]" office:value-type="float" office:value="1400" calcext:value-type="float">
            <text:p>14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  <table:table-cell table:formula="of:=[.L18]" office:value-type="float" office:value="500" calcext:value-type="float">
            <text:p>500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/>
          <table:table-cell table:formula="of:=[.Q18]" office:value-type="float" office:value="450" calcext:value-type="float">
            <text:p>4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Seguro</text:p>
          </table:table-cell>
          <table:table-cell table:style-name="ce74"/>
          <table:table-cell/>
          <table:table-cell office:value-type="float" office:value="900" calcext:value-type="float">
            <text:p>900</text:p>
          </table:table-cell>
          <table:table-cell/>
          <table:table-cell table:formula="of:=[.G19]" office:value-type="float" office:value="900" calcext:value-type="float">
            <text:p>900</text:p>
          </table:table-cell>
          <table:table-cell table:number-columns-repeated="2"/>
          <table:table-cell table:style-name="ce97" table:formula="of:=6000/2" office:value-type="float" office:value="3000" calcext:value-type="float">
            <office:annotation draw:style-name="gr1" svg:width="2.899cm" svg:height="1.799cm" svg:x="30.588cm" svg:y="7.094cm" draw:caption-point-x="-0.61cm" draw:caption-point-y="1.51cm">
              <dc:creator>Autoría desconocida</dc:creator>
              <dc:date>2025-02-25T17:55:00</dc:date>
              <text:p>Duración del seguro de dos años</text:p>
            </office:annotation>
            <text:p>3000</text:p>
          </table:table-cell>
          <table:table-cell/>
          <table:table-cell table:style-name="ce97" table:formula="of:=6000*0.7" office:value-type="float" office:value="4200" calcext:value-type="float">
            <office:annotation draw:style-name="gr1" svg:width="2.899cm" svg:height="1.799cm" svg:x="35.103cm" svg:y="7.094cm" draw:caption-point-x="-0.61cm" draw:caption-point-y="1.51cm">
              <dc:creator>Autoría desconocida</dc:creator>
              <dc:date>2025-02-25T17:55:00</dc:date>
              <text:p>Se paga el 30% restante el año 3</text:p>
            </office:annotation>
            <text:p>4200</text:p>
          </table:table-cell>
          <table:table-cell/>
          <table:table-cell table:style-name="ce101"/>
          <table:table-cell table:style-name="ce87" table:formula="of:=[.L19]" office:value-type="float" office:value="3000" calcext:value-type="float">
            <office:annotation draw:style-name="gr1" svg:width="2.899cm" svg:height="1.799cm" svg:x="41.877cm" svg:y="7.094cm" draw:caption-point-x="-0.61cm" draw:caption-point-y="1.51cm">
              <dc:creator>Autoría desconocida</dc:creator>
              <dc:date>2025-02-25T18:38:00</dc:date>
              <text:p>Segundo coste del seguro del año 2</text:p>
            </office:annotation>
            <text:p>3000</text:p>
          </table:table-cell>
          <table:table-cell/>
          <table:table-cell table:style-name="ce87" table:formula="of:=6000*0.3" office:value-type="float" office:value="1800" calcext:value-type="float">
            <office:annotation draw:style-name="gr1" svg:width="2.899cm" svg:height="1.799cm" svg:x="46.392cm" svg:y="7.094cm" draw:caption-point-x="-0.61cm" draw:caption-point-y="1.51cm">
              <dc:creator>Autoría desconocida</dc:creator>
              <dc:date>2025-02-25T18:38:00</dc:date>
              <text:p>Sumado el 30% restante del seguro del año 2</text:p>
            </office:annotation>
            <text:p>18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Publicidad</text:p>
          </table:table-cell>
          <table:table-cell table:style-name="ce74"/>
          <table:table-cell/>
          <table:table-cell table:style-name="ce84" table:formula="of:=800/2" office:value-type="float" office:value="400" calcext:value-type="float">
            <office:annotation draw:style-name="gr1" svg:width="2.899cm" svg:height="1.799cm" svg:x="19.299cm" svg:y="7.581cm" draw:caption-point-x="-0.61cm" draw:caption-point-y="1.51cm">
              <dc:creator>Autoría desconocida</dc:creator>
              <dc:date>2025-02-25T17:42:00</dc:date>
              <text:p>Duración de 2 años</text:p>
            </office:annotation>
            <text:p>400</text:p>
          </table:table-cell>
          <table:table-cell/>
          <table:table-cell table:style-name="ce91">
            <office:annotation draw:style-name="gr1" svg:width="2.899cm" svg:height="1.799cm" svg:x="23.815cm" svg:y="7.581cm" draw:caption-point-x="-0.61cm" draw:caption-point-y="1.51cm">
              <dc:creator>Autoría desconocida</dc:creator>
              <dc:date>2025-02-25T17:42:00</dc:date>
              <text:p>Se paga todo el año 3</text:p>
            </office:annotation>
          </table:table-cell>
          <table:table-cell table:number-columns-repeated="2"/>
          <table:table-cell table:style-name="ce96" table:formula="of:=[.G20]" office:value-type="float" office:value="400" calcext:value-type="float">
            <office:annotation draw:style-name="gr1" svg:width="2.899cm" svg:height="1.799cm" svg:x="30.588cm" svg:y="7.581cm" draw:caption-point-x="-0.61cm" draw:caption-point-y="1.51cm">
              <dc:creator>Autoría desconocida</dc:creator>
              <dc:date>2025-02-25T18:18:00</dc:date>
              <text:p>Segunda mitad de la publicidad del año anterior</text:p>
            </office:annotation>
            <text:p>400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/>
          <table:table-cell table:style-name="ce96" table:formula="of:=[.Q20]+800" office:value-type="float" office:value="3300" calcext:value-type="float">
            <office:annotation draw:style-name="gr1" svg:width="2.899cm" svg:height="1.799cm" svg:x="46.392cm" svg:y="7.581cm" draw:caption-point-x="-0.61cm" draw:caption-point-y="1.51cm">
              <dc:creator>Autoría desconocida</dc:creator>
              <dc:date>2025-02-25T18:39:00</dc:date>
              <text:p>Sumada publicidad completa del año 1</text:p>
            </office:annotation>
            <text:p>33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Cuota autónomo</text:p>
          </table:table-cell>
          <table:table-cell table:style-name="ce74"/>
          <table:table-cell/>
          <table:table-cell office:value-type="float" office:value="3600" calcext:value-type="float">
            <text:p>3600</text:p>
          </table:table-cell>
          <table:table-cell/>
          <table:table-cell table:formula="of:=[.G21]" office:value-type="float" office:value="3600" calcext:value-type="float">
            <text:p>3600</text:p>
          </table:table-cell>
          <table:table-cell table:number-columns-repeated="2"/>
          <table:table-cell office:value-type="float" office:value="3100" calcext:value-type="float">
            <text:p>3100</text:p>
          </table:table-cell>
          <table:table-cell/>
          <table:table-cell table:formula="of:=[.L21]" office:value-type="float" office:value="3100" calcext:value-type="float">
            <text:p>3100</text:p>
          </table:table-cell>
          <table:table-cell table:number-columns-repeated="2"/>
          <table:table-cell office:value-type="float" office:value="3800" calcext:value-type="float">
            <text:p>3800</text:p>
          </table:table-cell>
          <table:table-cell/>
          <table:table-cell table:formula="of:=[.Q21]" office:value-type="float" office:value="3800" calcext:value-type="float">
            <text:p>38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Ingresos financieros</text:p>
          </table:table-cell>
          <table:table-cell table:style-name="ce74"/>
          <table:table-cell office:value-type="float" office:value="1500" calcext:value-type="float">
            <text:p>1500</text:p>
          </table:table-cell>
          <table:table-cell/>
          <table:table-cell table:style-name="ce88">
            <office:annotation draw:style-name="gr1" svg:width="2.899cm" svg:height="1.799cm" svg:x="21.557cm" svg:y="8.554cm" draw:caption-point-x="-0.61cm" draw:caption-point-y="1.51cm">
              <dc:creator>Autoría desconocida</dc:creator>
              <dc:date>2025-02-25T17:43:00</dc:date>
              <text:p>Se cobra todo el año 3</text:p>
            </office:annotation>
          </table:table-cell>
          <table:table-cell table:number-columns-repeated="2"/>
          <table:table-cell table:style-name="ce94"/>
          <table:table-cell table:number-columns-repeated="4"/>
          <table:table-cell office:value-type="float" office:value="2900" calcext:value-type="float">
            <text:p>2900</text:p>
          </table:table-cell>
          <table:table-cell/>
          <table:table-cell table:style-name="ce96" table:formula="of:=[.P22]+[.F22]" office:value-type="float" office:value="4400" calcext:value-type="float">
            <office:annotation draw:style-name="gr1" svg:width="2.899cm" svg:height="2.176cm" svg:x="44.135cm" svg:y="8.554cm" draw:caption-point-x="-0.61cm" draw:caption-point-y="1.51cm">
              <dc:creator>Autoría desconocida</dc:creator>
              <dc:date>2025-02-25T18:40:00</dc:date>
              <text:p>Sumado cobro completo de los ingresos financieros del año 1</text:p>
            </office:annotation>
            <text:p>4400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Interés maquinaria</text:p>
          </table:table-cell>
          <table:table-cell table:style-name="ce74"/>
          <table:table-cell/>
          <table:table-cell table:formula="of:=[$Préstamo.H22]" office:value-type="float" office:value="315" calcext:value-type="float">
            <text:p>315</text:p>
          </table:table-cell>
          <table:table-cell table:number-columns-repeated="4"/>
          <table:table-cell table:formula="of:=[$Préstamo.H23]" office:value-type="float" office:value="213.590733124613" calcext:value-type="float">
            <text:p>213,590733124613</text:p>
          </table:table-cell>
          <table:table-cell table:number-columns-repeated="4"/>
          <table:table-cell table:formula="of:=[$Préstamo.H24]" office:value-type="float" office:value="108.632141908587" calcext:value-type="float">
            <text:p>108,632141908587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Ingresos por arrendamientos</text:p>
          </table:table-cell>
          <table:table-cell table:style-name="ce74"/>
          <table:table-cell table:number-columns-repeated="6"/>
          <table:table-cell office:value-type="float" office:value="7400" calcext:value-type="float">
            <text:p>7400</text:p>
          </table:table-cell>
          <table:table-cell/>
          <table:table-cell table:formula="of:=[.L24]" office:value-type="float" office:value="7400" calcext:value-type="float">
            <text:p>7400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Ingresos Por Venta 4</text:p>
          </table:table-cell>
          <table:table-cell table:style-name="ce74"/>
          <table:table-cell table:number-columns-repeated="10"/>
          <table:table-cell table:formula="of:=200*307" office:value-type="float" office:value="61400" calcext:value-type="float">
            <text:p>61400</text:p>
          </table:table-cell>
          <table:table-cell/>
          <table:table-cell table:formula="of:=[.P25]" office:value-type="float" office:value="61400" calcext:value-type="float">
            <text:p>61400</text:p>
          </table:table-cell>
          <table:table-cell/>
        </table:table-row>
        <table:table-row table:style-name="ro4" table:number-rows-repeated="11">
          <table:table-cell table:number-columns-repeated="4"/>
          <table:table-cell table:style-name="ce74"/>
          <table:table-cell table:number-columns-repeated="14"/>
        </table:table-row>
        <table:table-row table:style-name="ro4">
          <table:table-cell table:number-columns-repeated="3"/>
          <table:table-cell office:value-type="string" calcext:value-type="string">
            <text:p>Ei</text:p>
          </table:table-cell>
          <table:table-cell table:style-name="ce74"/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formula="of:=[$Inventario.P14]" office:value-type="float" office:value="900" calcext:value-type="float">
            <text:p>900</text:p>
          </table:table-cell>
          <table:table-cell table:number-columns-repeated="4"/>
          <table:table-cell table:formula="of:=[$Inventario.P21]" office:value-type="float" office:value="5500" calcext:value-type="float">
            <text:p>5500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Ef</text:p>
          </table:table-cell>
          <table:table-cell table:style-name="ce74"/>
          <table:table-cell table:formula="of:=[$Inventario.P12]" office:value-type="float" office:value="900" calcext:value-type="float">
            <text:p>900</text:p>
          </table:table-cell>
          <table:table-cell table:number-columns-repeated="4"/>
          <table:table-cell table:formula="of:=[$Inventario.P19]" office:value-type="float" office:value="5500" calcext:value-type="float">
            <text:p>5500</text:p>
          </table:table-cell>
          <table:table-cell table:number-columns-repeated="4"/>
          <table:table-cell table:formula="of:=[$Inventario.P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formula="of:=SUM([.F8:.F38])" office:value-type="float" office:value="904000" calcext:value-type="float">
            <text:p>904000</text:p>
          </table:table-cell>
          <table:table-cell table:style-name="Default" table:formula="of:=SUM([.G8:.G38])" office:value-type="float" office:value="81515" calcext:value-type="float">
            <text:p>81515</text:p>
          </table:table-cell>
          <table:table-cell table:style-name="Default" table:formula="of:=SUM([.H8:.H38])" office:value-type="float" office:value="674700" calcext:value-type="float">
            <text:p>674700</text:p>
          </table:table-cell>
          <table:table-cell table:style-name="Default" table:formula="of:=SUM([.I8:.I38])" office:value-type="float" office:value="61812.4076250111" calcext:value-type="float">
            <text:p>61812,4076250111</text:p>
          </table:table-cell>
          <table:table-cell table:style-name="Default"/>
          <table:table-cell table:style-name="Default" table:formula="of:=SUM([.K8:.K38])" office:value-type="float" office:value="715500" calcext:value-type="float">
            <text:p>715500</text:p>
          </table:table-cell>
          <table:table-cell table:style-name="Default" table:formula="of:=SUM([.L8:.L38])" office:value-type="float" office:value="86913.5907331246" calcext:value-type="float">
            <text:p>86913,5907331246</text:p>
          </table:table-cell>
          <table:table-cell table:style-name="Default" table:formula="of:=SUM([.M8:.M38])" office:value-type="float" office:value="894150" calcext:value-type="float">
            <text:p>894150</text:p>
          </table:table-cell>
          <table:table-cell table:style-name="Default" table:formula="of:=SUM([.N8:.N38])" office:value-type="float" office:value="98512.4076250111" calcext:value-type="float">
            <text:p>98512,4076250111</text:p>
          </table:table-cell>
          <table:table-cell table:style-name="Default"/>
          <table:table-cell table:style-name="Default" table:formula="of:=SUM([.P8:.P38])" office:value-type="float" office:value="1200300" calcext:value-type="float">
            <text:p>1200300</text:p>
          </table:table-cell>
          <table:table-cell table:style-name="Default" table:formula="of:=SUM([.Q8:.Q38])" office:value-type="float" office:value="99208.6321419086" calcext:value-type="float">
            <text:p>99208,6321419086</text:p>
          </table:table-cell>
          <table:table-cell table:style-name="Default" table:formula="of:=SUM([.R8:.R38])" office:value-type="float" office:value="1244550" calcext:value-type="float">
            <text:p>1244550</text:p>
          </table:table-cell>
          <table:table-cell table:style-name="Default" table:formula="of:=SUM([.S8:.S38])" office:value-type="float" office:value="100912.407625011" calcext:value-type="float">
            <text:p>100912,40762501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ce79" office:value-type="string" calcext:value-type="string" table:number-columns-spanned="4" table:number-rows-spanned="1">
            <text:p>Totales</text:p>
          </table:table-cell>
          <table:covered-table-cell table:number-columns-repeated="3" table:style-name="Default"/>
          <table:table-cell table:style-name="Default"/>
          <table:table-cell table:style-name="ce79" office:value-type="string" calcext:value-type="string" table:number-columns-spanned="4" table:number-rows-spanned="1">
            <text:p>Totales</text:p>
          </table:table-cell>
          <table:covered-table-cell table:number-columns-repeated="3" table:style-name="Default"/>
          <table:table-cell table:style-name="Default"/>
          <table:table-cell table:style-name="ce79" office:value-type="string" calcext:value-type="string" table:number-columns-spanned="4" table:number-rows-spanned="1">
            <text:p>Totales</text:p>
          </table:table-cell>
          <table:covered-table-cell table:number-columns-repeated="3" table:style-name="Default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1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80" office:value-type="string" calcext:value-type="string">
            <text:p>Beneficio</text:p>
          </table:table-cell>
          <table:table-cell table:style-name="ce85" table:formula="of:=[.F39]-[.G39]" office:value-type="float" office:value="822485" calcext:value-type="float">
            <text:p>822485</text:p>
          </table:table-cell>
          <table:table-cell table:style-name="Default" table:number-columns-repeated="3"/>
          <table:table-cell table:style-name="ce80" office:value-type="string" calcext:value-type="string">
            <text:p>Beneficio</text:p>
          </table:table-cell>
          <table:table-cell table:style-name="ce85" table:formula="of:=[.K39]-[.L39]" office:value-type="float" office:value="628586.409266875" calcext:value-type="float">
            <text:p>628586,409266875</text:p>
          </table:table-cell>
          <table:table-cell table:style-name="Default" table:number-columns-repeated="3"/>
          <table:table-cell table:style-name="ce80" office:value-type="string" calcext:value-type="string">
            <text:p>Beneficio</text:p>
          </table:table-cell>
          <table:table-cell table:style-name="ce85" table:formula="of:=[.P39]-[.Q39]" office:value-type="float" office:value="1101091.36785809" calcext:value-type="float">
            <text:p>1101091,36785809</text:p>
          </table:table-cell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1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81" office:value-type="string" calcext:value-type="string">
            <text:p>Tesorería</text:p>
          </table:table-cell>
          <table:table-cell table:style-name="ce86" table:formula="of:=[.H39]-[.I39]" office:value-type="float" office:value="612887.592374989" calcext:value-type="float">
            <text:p>612887,592374989</text:p>
          </table:table-cell>
          <table:table-cell table:style-name="Default" table:number-columns-repeated="3"/>
          <table:table-cell table:style-name="ce81" office:value-type="string" calcext:value-type="string">
            <text:p>Tesorería</text:p>
          </table:table-cell>
          <table:table-cell table:style-name="ce86" table:formula="of:=[.M39]-[.N39]" office:value-type="float" office:value="795637.592374989" calcext:value-type="float">
            <text:p>795637,592374989</text:p>
          </table:table-cell>
          <table:table-cell table:style-name="Default" table:number-columns-repeated="3"/>
          <table:table-cell table:style-name="ce81" office:value-type="string" calcext:value-type="string">
            <text:p>Tesorería</text:p>
          </table:table-cell>
          <table:table-cell table:style-name="ce86" table:formula="of:=[.R39]-[.S39]" office:value-type="float" office:value="1143637.59237499" calcext:value-type="float">
            <text:p>1143637,59237499</text:p>
          </table:table-cell>
          <table:table-cell table:style-name="Default" table:number-columns-repeated="2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 table:number-columns-repeated="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5"/>
          <table:table-cell table:style-name="ce95" office:value-type="string" calcext:value-type="string">
            <text:p>B1 + B2 + B3</text:p>
          </table:table-cell>
          <table:table-cell table:style-name="Default" table:formula="of:=[.G42]+[.L42]+[.Q42]" office:value-type="float" office:value="2552162.77712497" calcext:value-type="float">
            <text:p>2552162,77712497</text:p>
          </table:table-cell>
          <table:table-cell table:style-name="Default" table:number-columns-repeated="7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5"/>
          <table:table-cell table:style-name="ce95" office:value-type="string" calcext:value-type="string">
            <text:p>T1 + T2 + T3</text:p>
          </table:table-cell>
          <table:table-cell table:style-name="Default" table:formula="of:=[.G44]+[.L44]+[.Q44]" office:value-type="float" office:value="2552162.77712497" calcext:value-type="float">
            <text:p>2552162,77712497</text:p>
          </table:table-cell>
          <table:table-cell table:style-name="Default" table:number-columns-repeated="7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5"/>
          <table:table-cell table:style-name="ce95" office:value-type="string" calcext:value-type="string">
            <text:p>Diferencia</text:p>
          </table:table-cell>
          <table:table-cell table:style-name="ce95" table:formula="of:=[.L48]-[.L49]" office:value-type="float" office:value="0" calcext:value-type="float">
            <text:p>0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 style:data-style-name="N2" text:time-value="17:22:13.54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5T08:44:42.221000000</meta:creation-date>
    <meta:generator>LibreOffice/24.8.4.2$Windows_X86_64 LibreOffice_project/bb3cfa12c7b1bf994ecc5649a80400d06cd71002</meta:generator>
    <dc:date>2025-02-25T18:40:11.757000000</dc:date>
    <meta:editing-duration>PT1H53M47S</meta:editing-duration>
    <meta:editing-cycles>4</meta:editing-cycles>
    <meta:document-statistic meta:table-count="4" meta:cell-count="429" meta:object-count="0"/>
  </office:meta>
</office:document-meta>
</file>